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include &lt;DmxSimple.h&gt;</text:p>
      <text:p text:style-name="Preformatted_20_Text"/>
      <text:p text:style-name="Preformatted_20_Text">const uint8_t dmxPin = 4;</text:p>
      <text:p text:style-name="Preformatted_20_Text">const uint8_t flamePin = 8;</text:p>
      <text:p text:style-name="Preformatted_20_Text">const uint8_t flameChannel = 11;</text:p>
      <text:p text:style-name="Preformatted_20_Text">const uint8_t masterChannel = 2;</text:p>
      <text:p text:style-name="Preformatted_20_Text">const uint8_t redChannel = 3;</text:p>
      <text:p text:style-name="Preformatted_20_Text">const uint8_t greenChannel = 4;</text:p>
      <text:p text:style-name="Preformatted_20_Text">const uint8_t blueChannel = 5;</text:p>
      <text:p text:style-name="Preformatted_20_Text">const uint8_t safetyPin = 7;</text:p>
      <text:p text:style-name="Preformatted_20_Text">const uint8_t safetyChannel = 1;</text:p>
      <text:p text:style-name="Preformatted_20_Text"/>
      <text:p text:style-name="Preformatted_20_Text">const int flameDuration = 1200;</text:p>
      <text:p text:style-name="Preformatted_20_Text">const int flameDelay = 600;</text:p>
      <text:p text:style-name="Preformatted_20_Text">const int fadeDuration = 5000;</text:p>
      <text:p text:style-name="Preformatted_20_Text"/>
      <text:p text:style-name="Preformatted_20_Text">bool BURST_MODE = true;</text:p>
      <text:p text:style-name="Preformatted_20_Text"/>
      <text:p text:style-name="Preformatted_20_Text">bool flameReady = false;</text:p>
      <text:p text:style-name="Preformatted_20_Text">bool safetyState = false;</text:p>
      <text:p text:style-name="Preformatted_20_Text">bool safetyOn = false;</text:p>
      <text:p text:style-name="Preformatted_20_Text"/>
      <text:p text:style-name="Preformatted_20_Text">const bool DEBUG = true;</text:p>
      <text:p text:style-name="Preformatted_20_Text"/>
      <text:p text:style-name="Preformatted_20_Text">void setDmx(uint8_t channel, uint8_t value) {</text:p>
      <text:p text:style-name="Preformatted_20_Text"><text:s text:c="2"/>DmxSimple.write(channel, value);</text:p>
      <text:p text:style-name="Preformatted_20_Text">}</text:p>
      <text:p text:style-name="Preformatted_20_Text"/>
      <text:p text:style-name="Preformatted_20_Text">void updateSafetyState() {</text:p>
      <text:p text:style-name="Preformatted_20_Text"><text:s text:c="2"/>if (safetyState &amp;&amp; safetyOn) {</text:p>
      <text:p text:style-name="Preformatted_20_Text"><text:s text:c="4"/>setDmx(safetyChannel, 128);</text:p>
      <text:p text:style-name="Preformatted_20_Text"><text:s text:c="4"/>safetyOn = false;</text:p>
      <text:p text:style-name="Preformatted_20_Text"><text:s text:c="4"/>if (DEBUG) Serial.println("safetyOn set to false");</text:p>
      <text:p text:style-name="Preformatted_20_Text"><text:s text:c="2"/>} else if (!safetyState &amp;&amp; !safetyOn) {</text:p>
      <text:p text:style-name="Preformatted_20_Text"><text:s text:c="4"/>setDmx(safetyChannel, 0);</text:p>
      <text:p text:style-name="Preformatted_20_Text"><text:s text:c="4"/>safetyOn = true;</text:p>
      <text:p text:style-name="Preformatted_20_Text"><text:s text:c="4"/>if (DEBUG) Serial.println("safetyOn set to true");</text:p>
      <text:p text:style-name="Preformatted_20_Text"><text:s text:c="2"/>}</text:p>
      <text:p text:style-name="Preformatted_20_Text">}</text:p>
      <text:p text:style-name="Preformatted_20_Text"/>
      <text:p text:style-name="Preformatted_20_Text">void setup() {</text:p>
      <text:p text:style-name="Preformatted_20_Text"><text:s text:c="2"/>if (DEBUG) Serial.begin(9600);</text:p>
      <text:p text:style-name="Preformatted_20_Text"><text:s text:c="2"/>DmxSimple.usePin(dmxPin);</text:p>
      <text:p text:style-name="Preformatted_20_Text"><text:s text:c="2"/>DmxSimple.maxChannel(2);</text:p>
      <text:p text:style-name="Preformatted_20_Text"><text:s text:c="2"/>pinMode(safetyPin, INPUT_PULLUP);</text:p>
      <text:p text:style-name="Preformatted_20_Text"><text:s text:c="2"/>pinMode(LED_BUILTIN, OUTPUT);</text:p>
      <text:p text:style-name="Preformatted_20_Text"><text:s text:c="2"/>setDmx(safetyChannel, 0);</text:p>
      <text:p text:style-name="Preformatted_20_Text"><text:s text:c="2"/>setDmx(flameChannel, 0);</text:p>
      <text:p text:style-name="Preformatted_20_Text"><text:s text:c="2"/>delay(1000);</text:p>
      <text:p text:style-name="Preformatted_20_Text">}</text:p>
      <text:p text:style-name="Preformatted_20_Text"/>
      <text:p text:style-name="Preformatted_20_Text">void loop() {</text:p>
      <text:p text:style-name="Preformatted_20_Text"><text:s text:c="2"/>unsigned long currentMillis = millis();</text:p>
      <text:p text:style-name="Preformatted_20_Text"/>
      <text:p text:style-name="Preformatted_20_Text"><text:s text:c="2"/>bool flameOn = !digitalRead(flamePin);</text:p>
      <text:p text:style-name="Preformatted_20_Text"><text:s text:c="2"/>safetyState = !digitalRead(safetyPin);</text:p>
      <text:p text:style-name="Preformatted_20_Text"/>
      <text:p text:style-name="Preformatted_20_Text"><text:s text:c="2"/>updateSafetyState();</text:p>
      <text:p text:style-name="Preformatted_20_Text"/>
      <text:p text:style-name="Preformatted_20_Text"><text:s text:c="2"/>if (!safetyOn) {</text:p>
      <text:p text:style-name="Preformatted_20_Text"><text:s text:c="4"/>if (BURST_MODE) {</text:p>
      <text:p text:style-name="Preformatted_20_Text"><text:s text:c="6"/>if (flameOn &amp;&amp; flameReady) {</text:p>
      <text:p text:style-name="Preformatted_20_Text"><text:s text:c="8"/>digitalWrite(LED_BUILTIN, HIGH);</text:p>
      <text:p text:style-name="Preformatted_20_Text"><text:s text:c="8"/>setDmx(flameChannel, 255);</text:p>
      <text:p text:style-name="Preformatted_20_Text"><text:s text:c="8"/>delay(flameDuration);</text:p>
      <text:p text:style-name="Preformatted_20_Text"><text:s text:c="8"/>setDmx(flameChannel, 0);</text:p>
      <text:p text:style-name="Preformatted_20_Text"><text:s text:c="8"/>delay(flameDelay);</text:p>
      <text:p text:style-name="Preformatted_20_Text"><text:s text:c="8"/>flameReady = false;</text:p>
      <text:p text:style-name="Preformatted_20_Text"><text:s text:c="6"/>}</text:p>
      <text:p text:style-name="Preformatted_20_Text"><text:s text:c="4"/>} else {</text:p>
      <text:p text:style-name="Preformatted_20_Text"><text:s text:c="6"/>setDmx(flameChannel, flameOn ? 255 : 0);</text:p>
      <text:p text:style-name="Preformatted_20_Text"><text:s text:c="4"/>}</text:p>
      <text:p text:style-name="Preformatted_20_Text"><text:s text:c="2"/>}</text:p>
      <text:p text:style-name="Preformatted_20_Text"/>
      <text:p text:style-name="Preformatted_20_Text"><text:s text:c="2"/>if (!flameOn) {</text:p>
      <text:p text:style-name="Preformatted_20_Text"><text:s text:c="4"/>flameReady = true;</text:p>
      <text:p text:style-name="Preformatted_20_Text"><text:s text:c="2"/>}</text:p>
      <text:p text:style-name="Preformatted_20_Text"/>
      <text:p text:style-name="Preformatted_20_Text"><text:s text:c="2"/>unsigned long currentTime = millis();</text:p>
      <text:p text:style-name="Preformatted_20_Text"><text:s text:c="2"/>float phase = (currentTime % fadeDuration) / (float)fadeDuration;</text:p>
      <text:p text:style-name="Preformatted_20_Text"><text:s text:c="2"/>uint8_t masterValue = (uint8_t)((sin(phase * 2 * PI) + 1) * 127.5);</text:p>
      <text:p text:style-name="Preformatted_20_Text"/>
      <text:p text:style-name="Preformatted_20_Text"><text:s text:c="2"/>setDmx(masterChannel, masterValue);</text:p>
      <text:p text:style-name="Preformatted_20_Text"><text:s text:c="2"/>setDmx(redChannel, 255);</text:p>
      <text:p text:style-name="Preformatted_20_Text"><text:s text:c="2"/>setDmx(greenChannel, 0);</text:p>
      <text:p text:style-name="Preformatted_20_Text"><text:s text:c="2"/>setDmx(blueChannel, 0);</text:p>
      <text:p text:style-name="Preformatted_20_Text"/>
      <text:p text:style-name="Preformatted_20_Text"><text:s text:c="2"/>delay(10);</text:p>
      <text:p text:style-name="P2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us Hansson</meta:initial-creator>
    <meta:creation-date>2024-08-13T12:11:24.80</meta:creation-date>
    <meta:document-statistic meta:table-count="0" meta:image-count="0" meta:object-count="0" meta:page-count="1" meta:paragraph-count="73" meta:word-count="241" meta:character-count="1954"/>
    <dc:date>2024-08-13T12:11:49</dc:date>
    <dc:creator>Marcus Hansson</dc:creator>
    <meta:editing-duration>PT24S</meta:editing-duration>
    <meta:editing-cycles>1</meta:editing-cycles>
    <meta:generator>OpenOffice/4.1.15$Win32 OpenOffice.org_project/4115m2$Build-9813</meta:generator>
  </office:meta>
</office:document-meta>
</file>